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from scipy.linalg import eigh</text:p>
      <text:p text:style-name="Standard">import matplotlib.pyplot as plt</text:p>
      <text:p text:style-name="Standard">from scipy.integrate import simps</text:p>
      <text:p text:style-name="Standard">import pandas as pd</text:p>
      <text:p text:style-name="Standard"/>
      <text:p text:style-name="Standard">def potential(x):</text:p>
      <text:p text:style-name="Standard"><text:s text:c="4"/>if x&lt;1/2 and x&gt;-1/2:</text:p>
      <text:p text:style-name="Standard"><text:s text:c="8"/>return 0</text:p>
      <text:p text:style-name="Standard"><text:s text:c="4"/>else:</text:p>
      <text:p text:style-name="Standard"><text:s text:c="8"/>return np.inf</text:p>
      <text:p text:style-name="Standard"/>
      <text:p text:style-name="Standard">def analytic(x,n):</text:p>
      <text:p text:style-name="Standard"><text:s text:c="4"/>temp = []</text:p>
      <text:p text:style-name="Standard"><text:s text:c="4"/>for i in x:</text:p>
      <text:p text:style-name="Standard"><text:s text:c="8"/>if n%2 == 1:</text:p>
      <text:p text:style-name="Standard"><text:s text:c="12"/>temp.append(np.sqrt(2)*(np.cos(n*np.pi*i)))</text:p>
      <text:p text:style-name="Standard"><text:s text:c="8"/>elif n%2==0:</text:p>
      <text:p text:style-name="Standard"><text:s text:c="12"/>temp.append(np.sqrt(2)*(np.sin(n*np.pi*i)))</text:p>
      <text:p text:style-name="Standard"><text:s text:c="4"/>return temp</text:p>
      <text:p text:style-name="Standard"/>
      <text:p text:style-name="Standard"/>
      <text:p text:style-name="Standard">def analytic1(x,n):</text:p>
      <text:p text:style-name="Standard"><text:s text:c="4"/>temp = []</text:p>
      <text:p text:style-name="Standard"><text:s text:c="4"/>for i in x:</text:p>
      <text:p text:style-name="Standard"><text:s text:c="8"/>if n%2 == 1:</text:p>
      <text:p text:style-name="Standard"><text:s text:c="12"/>temp.append (2*(np.cos(n*np.pi*i))**2)</text:p>
      <text:p text:style-name="Standard"><text:s text:c="8"/>else:</text:p>
      <text:p text:style-name="Standard"><text:s text:c="12"/>temp.append ((2)*(np.sin(n*np.pi*i))**2)</text:p>
      <text:p text:style-name="Standard"><text:s text:c="4"/>return temp </text:p>
      <text:p text:style-name="Standard"/>
      <text:p text:style-name="Standard"/>
      <text:p text:style-name="Standard">def matrix(xi ,xf, N):</text:p>
      <text:p text:style-name="Standard"><text:s text:c="4"/>h=(xf-xi)/(N + 1)</text:p>
      <text:p text:style-name="Standard"><text:s text:c="4"/>X=np.linspace(xi,xf ,N + 2)</text:p>
      <text:p text:style-name="Standard"><text:s text:c="4"/>x = X[1 : -1]</text:p>
      <text:p text:style-name="Standard"><text:s text:c="4"/>a=np.zeros((len(x),len(x)))</text:p>
      <text:p text:style-name="Standard"><text:s text:c="4"/>for i in range(len(x)):</text:p>
      <text:p text:style-name="Standard"><text:s text:c="8"/>for j in range(len(x)):</text:p>
      <text:p text:style-name="Standard"><text:s text:c="12"/>if i==j:</text:p>
      <text:p text:style-name="Standard"><text:s text:c="16"/>a[i][j]=(-2 )* (-1/h**2) +potential(x[i])</text:p>
      <text:p text:style-name="Standard"><text:s text:c="12"/>if j==i+1:</text:p>
      <text:p text:style-name="Standard"><text:s text:c="16"/>a[i][j]=-1/(h**2)</text:p>
      <text:p text:style-name="Standard"><text:s text:c="12"/>if j==i-1:</text:p>
      <text:p text:style-name="Standard"><text:s text:c="16"/>a[i][j]=-1/(h**2)</text:p>
      <text:p text:style-name="Standard"><text:s text:c="4"/>return a ,x</text:p>
      <text:p text:style-name="Standard"/>
      <text:p text:style-name="Standard">a,b=matrix(-1/2,1/2,500)</text:p>
      <text:p text:style-name="Standard">u, v = eigh(a)</text:p>
      <text:p text:style-name="Standard">eigen_value=[]</text:p>
      <text:p text:style-name="Standard"/>
      <text:p text:style-name="Standard">for i in range (10):</text:p>
      <text:p text:style-name="Standard"><text:soft-page-break/><text:s text:c="4"/>d=u[i]</text:p>
      <text:p text:style-name="Standard"><text:s text:c="4"/>eigen_value.append(d)</text:p>
      <text:p text:style-name="Standard"><text:s text:c="4"/>a=v[:,i]</text:p>
      <text:p text:style-name="Standard"><text:s text:c="4"/>c=simps(np.power(a,2),b)</text:p>
      <text:p text:style-name="Standard"><text:s text:c="4"/>u_n=(a)/np.sqrt((c))</text:p>
      <text:p text:style-name="Standard"><text:s text:c="4"/>plt.scatter(b, u_n,label='Numerical Solution')</text:p>
      <text:p text:style-name="Standard"><text:s text:c="4"/>plt.plot(b,analytic(b,i+1 ) , label='Analytical solution') <text:s text:c="3"/></text:p>
      <text:p text:style-name="Standard"><text:s text:c="4"/>plt.grid()</text:p>
      <text:p text:style-name="Standard"><text:s text:c="4"/>plt.xlabel("\u03BE")</text:p>
      <text:p text:style-name="Standard"><text:s text:c="4"/>plt.legend()</text:p>
      <text:p text:style-name="Standard"><text:s text:c="4"/>plt.ylabel("u(\u03BE)")</text:p>
      <text:p text:style-name="Standard"><text:s text:c="4"/>plt.title("Waveform for n =" +str(i))</text:p>
      <text:p text:style-name="Standard"><text:s text:c="4"/>plt.show()</text:p>
      <text:p text:style-name="Standard"><text:s text:c="4"/>plt.scatter(b, u_n**2 , label='Numerical Probability Density')</text:p>
      <text:p text:style-name="Standard"><text:s text:c="4"/>plt.plot(b, analytic1(b,i + 1) , label='Analytical Probability Density')</text:p>
      <text:p text:style-name="Standard"><text:s text:c="4"/>plt.grid()</text:p>
      <text:p text:style-name="Standard"><text:s text:c="4"/>plt.xlabel("\u03BE")</text:p>
      <text:p text:style-name="Standard"><text:s text:c="4"/>plt.legend()</text:p>
      <text:p text:style-name="Standard"><text:s text:c="4"/>plt.ylabel("u**2(\u03BE)")</text:p>
      <text:p text:style-name="Standard"><text:s text:c="4"/>plt.title("Probability density for n =" +str(i))</text:p>
      <text:p text:style-name="Standard"><text:s text:c="4"/>plt.show()</text:p>
      <text:p text:style-name="Standard"><text:s/></text:p>
      <text:p text:style-name="Standard">data={"Eigen Values " : eigen_value}</text:p>
      <text:p text:style-name="Standard">print(pd.DataFrame(data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0:01:36.186692188</meta:creation-date>
    <dc:date>2022-11-16T20:02:56.715696030</dc:date>
    <meta:editing-duration>PT1M27S</meta:editing-duration>
    <meta:editing-cycles>1</meta:editing-cycles>
    <meta:document-statistic meta:table-count="0" meta:image-count="0" meta:object-count="0" meta:page-count="2" meta:paragraph-count="68" meta:word-count="175" meta:character-count="1785" meta:non-whitespace-character-count="1343"/>
    <meta:generator>LibreOffice/6.4.7.2$Linux_X86_64 LibreOffice_project/40$Build-2</meta:generator>
  </office:meta>
</office:document-meta>
</file>